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6.05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25.45mm"/>
    </style:style>
    <style:style style:name="co8" style:family="table-column">
      <style:table-column-properties fo:break-before="auto" style:column-width="30.27mm"/>
    </style:style>
    <style:style style:name="co9" style:family="table-column">
      <style:table-column-properties fo:break-before="auto" style:column-width="25.72mm"/>
    </style:style>
    <style:style style:name="co10" style:family="table-column">
      <style:table-column-properties fo:break-before="auto" style:column-width="27.06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5.89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8.34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35.28mm"/>
    </style:style>
    <style:style style:name="co18" style:family="table-column">
      <style:table-column-properties fo:break-before="auto" style:column-width="12.31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11.47mm"/>
    </style:style>
    <style:style style:name="co21" style:family="table-column">
      <style:table-column-properties fo:break-before="auto" style:column-width="17.92mm"/>
    </style:style>
    <style:style style:name="co22" style:family="table-column">
      <style:table-column-properties fo:break-before="auto" style:column-width="25.01mm"/>
    </style:style>
    <style:style style:name="co23" style:family="table-column">
      <style:table-column-properties fo:break-before="auto" style:column-width="20.67mm"/>
    </style:style>
    <style:style style:name="co24" style:family="table-column">
      <style:table-column-properties fo:break-before="auto" style:column-width="3.92mm"/>
    </style:style>
    <style:style style:name="co25" style:family="table-column">
      <style:table-column-properties fo:break-before="auto" style:column-width="5.04mm"/>
    </style:style>
    <style:style style:name="co26" style:family="table-column">
      <style:table-column-properties fo:break-before="auto" style:column-width="33.41mm"/>
    </style:style>
    <style:style style:name="co27" style:family="table-column">
      <style:table-column-properties fo:break-before="auto" style:column-width="8.91mm"/>
    </style:style>
    <style:style style:name="co28" style:family="table-column">
      <style:table-column-properties fo:break-before="auto" style:column-width="18.47mm"/>
    </style:style>
    <style:style style:name="co29" style:family="table-column">
      <style:table-column-properties fo:break-before="auto" style:column-width="14.09mm"/>
    </style:style>
    <style:style style:name="co30" style:family="table-column">
      <style:table-column-properties fo:break-before="auto" style:column-width="70.87mm"/>
    </style:style>
    <style:style style:name="co31" style:family="table-column">
      <style:table-column-properties fo:break-before="auto" style:column-width="22.7mm"/>
    </style:style>
    <style:style style:name="co32" style:family="table-column">
      <style:table-column-properties fo:break-before="auto" style:column-width="15.47mm"/>
    </style:style>
    <style:style style:name="co33" style:family="table-column">
      <style:table-column-properties fo:break-before="auto" style:column-width="18.04mm"/>
    </style:style>
    <style:style style:name="co34" style:family="table-column">
      <style:table-column-properties fo:break-before="auto" style:column-width="13.44mm"/>
    </style:style>
    <style:style style:name="co35" style:family="table-column">
      <style:table-column-properties fo:break-before="auto" style:column-width="15.7mm"/>
    </style:style>
    <style:style style:name="co36" style:family="table-column">
      <style:table-column-properties fo:break-before="auto" style:column-width="24.2mm"/>
    </style:style>
    <style:style style:name="co37" style:family="table-column">
      <style:table-column-properties fo:break-before="auto" style:column-width="19.6mm"/>
    </style:style>
    <style:style style:name="co38" style:family="table-column">
      <style:table-column-properties fo:break-before="auto" style:column-width="16.67mm"/>
    </style:style>
    <style:style style:name="co39" style:family="table-column">
      <style:table-column-properties fo:break-before="auto" style:column-width="3.35mm"/>
    </style:style>
    <style:style style:name="co40" style:family="table-column">
      <style:table-column-properties fo:break-before="auto" style:column-width="24.34mm"/>
    </style:style>
    <style:style style:name="co41" style:family="table-column">
      <style:table-column-properties fo:break-before="auto" style:column-width="9.54mm"/>
    </style:style>
    <style:style style:name="co42" style:family="table-column">
      <style:table-column-properties fo:break-before="auto" style:column-width="17.36mm"/>
    </style:style>
    <style:style style:name="co43" style:family="table-column">
      <style:table-column-properties fo:break-before="auto" style:column-width="14.32mm"/>
    </style:style>
    <style:style style:name="co44" style:family="table-column">
      <style:table-column-properties fo:break-before="auto" style:column-width="46.76mm"/>
    </style:style>
    <style:style style:name="co45" style:family="table-column">
      <style:table-column-properties fo:break-before="auto" style:column-width="23.05mm"/>
    </style:style>
    <style:style style:name="co46" style:family="table-column">
      <style:table-column-properties fo:break-before="auto" style:column-width="10.87mm"/>
    </style:style>
    <style:style style:name="co47" style:family="table-column">
      <style:table-column-properties fo:break-before="auto" style:column-width="16.6mm"/>
    </style:style>
    <style:style style:name="co48" style:family="table-column">
      <style:table-column-properties fo:break-before="auto" style:column-width="14.87mm"/>
    </style:style>
    <style:style style:name="co49" style:family="table-column">
      <style:table-column-properties fo:break-before="auto" style:column-width="16.44mm"/>
    </style:style>
    <style:style style:name="co50" style:family="table-column">
      <style:table-column-properties fo:break-before="auto" style:column-width="22.93mm"/>
    </style:style>
    <style:style style:name="co51" style:family="table-column">
      <style:table-column-properties fo:break-before="auto" style:column-width="15.68mm"/>
    </style:style>
    <style:style style:name="co52" style:family="table-column">
      <style:table-column-properties fo:break-before="auto" style:column-width="22.58mm"/>
    </style:style>
    <style:style style:name="co53" style:family="table-column">
      <style:table-column-properties fo:break-before="auto" style:column-width="2.31mm"/>
    </style:style>
    <style:style style:name="co54" style:family="table-column">
      <style:table-column-properties fo:break-before="auto" style:column-width="2.54mm"/>
    </style:style>
    <style:style style:name="co55" style:family="table-column">
      <style:table-column-properties fo:break-before="auto" style:column-width="22.67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12.72mm"/>
    </style:style>
    <style:style style:name="co58" style:family="table-column">
      <style:table-column-properties fo:break-before="auto" style:column-width="61.7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4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6" style:family="table-cell" style:parent-style-name="Default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7" style:family="table-cell" style:parent-style-name="Default" style:data-style-name="N150">
      <style:table-cell-properties fo:background-color="#dae3f3" style:rotation-align="none"/>
    </style:style>
    <style:style style:name="ce198" style:family="table-cell" style:parent-style-name="Default">
      <style:table-cell-properties fo:background-color="#dae3f3" style:rotation-align="none"/>
    </style:style>
    <style:style style:name="ce199" style:family="table-cell" style:parent-style-name="Default" style:data-style-name="N150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200" style:family="table-cell" style:parent-style-name="Default" style:data-style-name="N150">
      <style:table-cell-properties style:rotation-align="none"/>
    </style:style>
    <style:style style:name="ce201" style:family="table-cell" style:parent-style-name="Default" style:data-style-name="N150">
      <style:table-cell-properties fo:background-color="#deebf7" style:rotation-align="none"/>
    </style:style>
    <style:style style:name="ce202" style:family="table-cell" style:parent-style-name="Default" style:data-style-name="N150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50">
      <style:table-cell-properties fo:background-color="#dae3f3" style:text-align-source="fix" style:repeat-content="false" style:rotation-align="none"/>
      <style:paragraph-properties fo:text-align="end" fo:margin-left="0mm"/>
    </style:style>
    <style:style style:name="ce38" style:family="table-cell" style:parent-style-name="Default" style:data-style-name="N150">
      <style:table-cell-properties fo:background-color="#deebf7" style:text-align-source="fix" style:repeat-content="false" style:rotation-align="none"/>
      <style:paragraph-properties fo:text-align="end" fo:margin-left="0mm"/>
    </style:style>
    <style:style style:name="ce135" style:family="table-cell" style:parent-style-name="Default">
      <style:table-cell-properties fo:background-color="#8faadc" style:rotation-align="none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0" style:family="table-cell" style:parent-style-name="Default" style:data-style-name="N100">
      <style:table-cell-properties fo:background-color="#00b0f0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4" style:family="table-cell" style:parent-style-name="Default" style:data-style-name="N14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 style:data-style-name="N14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fo:background-color="#00b0f0" style:rotation-align="none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9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6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 style:data-style-name="N142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142">
      <style:table-cell-properties style:diagonal-bl-tr="none" style:diagonal-tl-br="none" fo:border="0.74pt solid #000000" style:rotation-align="none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42">
      <style:table-cell-properties style:diagonal-bl-tr="none" style:diagonal-tl-br="none" fo:border="none" style:rotation-align="non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7" style:family="table-cell" style:parent-style-name="Default" style:data-style-name="N146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71" style:family="table-cell" style:parent-style-name="Default" style:data-style-name="N2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4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ff"/>
    </style:style>
    <style:style style:name="ce7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B22"/>
    </style:style>
    <style:style style:name="ce76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B45"/>
    </style:style>
    <style:style style:name="ce7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B54"/>
    </style:style>
    <style:style style:name="ce7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B72"/>
    </style:style>
    <style:style style:name="ce79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AB81"/>
    </style:style>
    <style:style style:name="ce8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B89"/>
    </style:style>
    <style:style style:name="ce8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B96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4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Q105"/>
    </style:style>
    <style:style style:name="ce86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Q112"/>
    </style:style>
    <style:style style:name="ce204" style:family="table-cell" style:parent-style-name="Default">
      <style:table-cell-properties fo:border="0.74pt solid #0000ff"/>
    </style:style>
    <style:style style:name="ce205" style:family="table-cell" style:parent-style-name="Default">
      <style:table-cell-properties fo:border="0.74pt solid #32cd32"/>
    </style:style>
    <style:style style:name="ce206" style:family="table-cell" style:parent-style-name="Default">
      <style:table-cell-properties fo:border="0.74pt solid #32cd32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="0.74pt solid #ff0000"/>
    </style:style>
    <style:style style:name="ce209" style:family="table-cell" style:parent-style-name="Default">
      <style:table-cell-properties fo:background-color="#dcdcdc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dcdcdc"/>
    </style:style>
    <style:style style:name="ce211" style:family="table-cell" style:parent-style-name="Default">
      <style:table-cell-properties fo:wrap-option="wrap"/>
    </style:style>
    <style:style style:name="gr1" style:family="graphic">
      <style:graphic-properties svg:stroke-width="0.5mm" svg:stroke-color="#ff0000" draw:marker-start="Arrow" draw:marker-start-width="2.75mm" draw:marker-end="Arrow" draw:marker-end-width="2.75mm" draw:fill-color="#ff0000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draw:fill-color="#0000ff" draw:textarea-horizontal-align="justify" draw:textarea-vertical-align="middle" draw:auto-grow-height="false" fo:min-height="6.59mm" fo:min-width="273.72mm"/>
      <style:paragraph-properties style:writing-mode="lr-tb"/>
    </style:style>
    <style:style style:name="gr3" style:family="graphic">
      <style:graphic-properties draw:fill-color="#0000ff" draw:textarea-horizontal-align="justify" draw:textarea-vertical-align="top" draw:auto-grow-height="false" fo:min-height="15.94mm" fo:min-width="86.24mm"/>
      <style:paragraph-properties style:writing-mode="lr-tb"/>
    </style:style>
    <style:style style:name="gr4" style:family="graphic">
      <style:graphic-properties draw:fill-color="#0000ff" draw:textarea-horizontal-align="justify" draw:textarea-vertical-align="top" draw:auto-grow-height="false" fo:min-height="17.95mm" fo:min-width="89.57mm"/>
      <style:paragraph-properties style:writing-mode="lr-tb"/>
    </style:style>
    <style:style style:name="gr5" style:family="graphic">
      <style:graphic-properties draw:fill-color="#0000ff" draw:textarea-horizontal-align="justify" draw:textarea-vertical-align="top" draw:auto-grow-height="false" fo:min-height="17.84mm" fo:min-width="86.27mm"/>
      <style:paragraph-properties style:writing-mode="lr-tb"/>
    </style:style>
    <style:style style:name="gr6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11.47mm" fo:padding-top="0.25mm" fo:padding-bottom="0.25mm" fo:padding-left="0.25mm" fo:padding-right="0.25mm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5.25mm" fo:padding-top="0.25mm" fo:padding-bottom="0.25mm" fo:padding-left="0.25mm" fo:padding-right="0.25mm"/>
      <style:paragraph-properties style:writing-mode="lr-tb"/>
    </style:style>
    <style:style style:name="gr8" style:family="graphic">
      <style:graphic-properties draw:fill-color="#add8e6" draw:textarea-horizontal-align="justify" draw:textarea-vertical-align="middle" draw:auto-grow-height="false" fo:min-height="7.23mm" fo:min-width="353.86mm"/>
      <style:paragraph-properties style:writing-mode="lr-tb"/>
    </style:style>
    <style:style style:name="gr9" style:family="graphic">
      <style:graphic-properties draw:fill-color="#ffd700" draw:textarea-horizontal-align="justify" draw:textarea-vertical-align="middle" draw:auto-grow-height="false" fo:min-height="12.9mm" fo:min-width="40.96mm"/>
      <style:paragraph-properties style:writing-mode="lr-tb"/>
    </style:style>
    <style:style style:name="gr10" style:family="graphic">
      <style:graphic-properties draw:fill-color="#ffc0cb" draw:textarea-horizontal-align="justify" draw:textarea-vertical-align="middle" draw:auto-grow-height="false" fo:min-height="12.9mm" fo:min-width="39.74mm"/>
      <style:paragraph-properties style:writing-mode="lr-tb"/>
    </style:style>
    <style:style style:name="gr11" style:family="graphic">
      <style:graphic-properties draw:fill-color="#ffd700" draw:textarea-horizontal-align="justify" draw:textarea-vertical-align="middle" draw:auto-grow-height="false" fo:min-height="11.14mm" fo:min-width="43.28mm"/>
      <style:paragraph-properties style:writing-mode="lr-tb"/>
    </style:style>
    <style:style style:name="gr12" style:family="graphic">
      <style:graphic-properties draw:fill-color="#ffd700" draw:textarea-horizontal-align="justify" draw:textarea-vertical-align="middle" draw:auto-grow-height="false" fo:min-height="12.9mm" fo:min-width="42.11mm"/>
      <style:paragraph-properties style:writing-mode="lr-tb"/>
    </style:style>
    <style:style style:name="gr13" style:family="graphic">
      <style:graphic-properties draw:fill-color="#ffd700" draw:textarea-horizontal-align="justify" draw:textarea-vertical-align="middle" draw:auto-grow-height="false" fo:min-height="11.92mm" fo:min-width="42.11mm"/>
      <style:paragraph-properties style:writing-mode="lr-tb"/>
    </style:style>
    <style:style style:name="gr14" style:family="graphic">
      <style:graphic-properties draw:fill-color="#ffd700" draw:textarea-horizontal-align="justify" draw:textarea-vertical-align="middle" draw:auto-grow-height="false" fo:min-height="10.91mm" fo:min-width="41.54mm"/>
      <style:paragraph-properties style:writing-mode="lr-tb"/>
    </style:style>
    <style:style style:name="gr15" style:family="graphic">
      <style:graphic-properties draw:fill-color="#ffd700" draw:textarea-horizontal-align="justify" draw:textarea-vertical-align="middle" draw:auto-grow-height="false" fo:min-height="11.17mm" fo:min-width="42.64mm"/>
      <style:paragraph-properties style:writing-mode="lr-tb"/>
    </style:style>
    <style:style style:name="gr16" style:family="graphic">
      <style:graphic-properties draw:fill-color="#ffd700" draw:textarea-horizontal-align="justify" draw:textarea-vertical-align="middle" draw:auto-grow-height="false" fo:min-height="11.69mm" fo:min-width="41.2mm"/>
      <style:paragraph-properties style:writing-mode="lr-tb"/>
    </style:style>
    <style:style style:name="gr17" style:family="graphic">
      <style:graphic-properties draw:fill-color="#ffc0cb" draw:textarea-horizontal-align="justify" draw:textarea-vertical-align="middle" draw:auto-grow-height="false" fo:min-height="11.2mm" fo:min-width="41.3mm"/>
      <style:paragraph-properties style:writing-mode="lr-tb"/>
    </style:style>
    <style:style style:name="gr18" style:family="graphic">
      <style:graphic-properties draw:fill-color="#7b68ee" draw:textarea-horizontal-align="justify" draw:textarea-vertical-align="middle" draw:auto-grow-height="false" fo:min-height="11.78mm" fo:min-width="41.86mm"/>
      <style:paragraph-properties style:writing-mode="lr-tb"/>
    </style:style>
    <style:style style:name="gr19" style:family="graphic">
      <style:graphic-properties draw:fill-color="#ffd700" draw:textarea-horizontal-align="justify" draw:textarea-vertical-align="middle" draw:auto-grow-height="false" fo:min-height="10.42mm" fo:min-width="40.96mm"/>
      <style:paragraph-properties style:writing-mode="lr-tb"/>
    </style:style>
    <style:style style:name="gr20" style:family="graphic">
      <style:graphic-properties draw:fill="solid" draw:fill-color="#7b68ee" draw:textarea-horizontal-align="justify" draw:textarea-vertical-align="middle" draw:auto-grow-height="false" fo:min-height="10.8mm" fo:min-width="41.86m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-color="#ffffff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add8e6"/>
      <style:paragraph-properties fo:text-align="center" style:writing-mode="lr-tb"/>
    </style:style>
    <style:style style:name="P9" style:family="paragraph">
      <loext:graphic-properties draw:fill-color="#ffd700"/>
      <style:paragraph-properties fo:text-align="center" style:writing-mode="lr-tb"/>
    </style:style>
    <style:style style:name="P10" style:family="paragraph">
      <loext:graphic-properties draw:fill-color="#ffc0cb"/>
      <style:paragraph-properties fo:text-align="center" style:writing-mode="lr-tb"/>
    </style:style>
    <style:style style:name="P11" style:family="paragraph">
      <loext:graphic-properties draw:fill-color="#7b68ee"/>
      <style:paragraph-properties fo:text-align="center" style:writing-mode="lr-tb"/>
    </style:style>
    <style:style style:name="P12" style:family="paragraph">
      <loext:graphic-properties draw:fill="solid" draw:fill-color="#7b68ee"/>
      <style:paragraph-properties fo:text-align="center"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0" table:default-cell-style-name="Default"/>
        <table:table-row table:style-name="ro1">
          <table:table-cell table:style-name="ce119" table:formula="of:=+COLUMN([.B1])-1" office:value-type="float" office:value="1" calcext:value-type="float">
            <text:p>1</text:p>
          </table:table-cell>
          <table:table-cell table:style-name="ce119" table:formula="of:=+COLUMN([.C1])-1" office:value-type="float" office:value="2" calcext:value-type="float">
            <text:p>2</text:p>
          </table:table-cell>
          <table:table-cell table:style-name="ce119" table:formula="of:=+COLUMN([.D1])-1" office:value-type="float" office:value="3" calcext:value-type="float">
            <text:p>3</text:p>
          </table:table-cell>
          <table:table-cell table:style-name="ce119" table:formula="of:=+COLUMN([.E1])-1" office:value-type="float" office:value="4" calcext:value-type="float">
            <text:p>4</text:p>
          </table:table-cell>
          <table:table-cell table:style-name="ce119" table:formula="of:=+COLUMN([.F1])-1" office:value-type="float" office:value="5" calcext:value-type="float">
            <text:p>5</text:p>
          </table:table-cell>
          <table:table-cell table:style-name="ce119"/>
          <table:table-cell table:number-columns-repeated="2"/>
          <table:table-cell table:style-name="ce119" table:formula="of:=+COLUMN([.J1])-1" office:value-type="float" office:value="9" calcext:value-type="float">
            <text:p>9</text:p>
          </table:table-cell>
          <table:table-cell table:style-name="ce119" table:formula="of:=+COLUMN([.K1])-1" office:value-type="float" office:value="10" calcext:value-type="float">
            <text:p>10</text:p>
          </table:table-cell>
          <table:table-cell table:style-name="ce119" table:formula="of:=+COLUMN([.L1])-1" office:value-type="float" office:value="11" calcext:value-type="float">
            <text:p>11</text:p>
          </table:table-cell>
          <table:table-cell table:style-name="ce119" table:formula="of:=+COLUMN([.M1])-1" office:value-type="float" office:value="12" calcext:value-type="float">
            <text:p>12</text:p>
          </table:table-cell>
          <table:table-cell table:style-name="ce119" table:formula="of:=+COLUMN([.N1])-1" office:value-type="float" office:value="13" calcext:value-type="float">
            <text:p>13</text:p>
          </table:table-cell>
          <table:table-cell table:style-name="ce119"/>
          <table:table-cell table:number-columns-repeated="50"/>
        </table:table-row>
        <table:table-row table:style-name="ro2">
          <table:table-cell table:style-name="ce194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121"/>
          <table:table-cell table:style-name="ce109"/>
          <table:table-cell table:number-columns-repeated="2"/>
          <table:table-cell table:style-name="ce194" office:value-type="string" calcext:value-type="string" table:number-columns-spanned="5" table:number-rows-spanned="1">
            <text:p>SCENARIO REPORT: <text:s text:c="2"/>Profit &amp; Loss </text:p>
          </table:table-cell>
          <table:covered-table-cell table:number-columns-repeated="4" table:style-name="ce121"/>
          <table:table-cell table:style-name="ce109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4"/>
          <table:table-cell table:style-name="ce195"/>
          <table:table-cell/>
          <table:table-cell table:style-name="ce37" office:value-type="string" office:string-value="Model 1" calcext:value-type="string">
            <text:p><text:s/>Model 1 </text:p>
          </table:table-cell>
          <table:table-cell table:style-name="ce38" office:value-type="string" office:string-value="Model 1" calcext:value-type="string">
            <text:p><text:s/>Model 1 </text:p>
          </table:table-cell>
          <table:table-cell table:style-name="ce38" office:value-type="string" office:string-value="Model 3" calcext:value-type="string">
            <text:p><text:s/>Model 3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4"/>
          <table:table-cell table:style-name="ce232"/>
          <table:table-cell office:value-type="string" calcext:value-type="string">
            <text:p>Labour SF/ hour</text:p>
          </table:table-cell>
          <table:table-cell table:style-name="ce198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3"/>
          <table:table-cell table:style-name="ce195"/>
          <table:table-cell table:style-name="ce232"/>
          <table:table-cell office:value-type="string" calcext:value-type="string">
            <text:p>Labour SF/ hour</text:p>
          </table:table-cell>
          <table:table-cell table:style-name="ce197" office:value-type="float" office:value="20" calcext:value-type="float">
            <text:p><text:s/>20.00 <text:s text:c="3"/></text:p>
          </table:table-cell>
          <table:table-cell table:style-name="ce201" office:value-type="float" office:value="10" calcext:value-type="float">
            <text:p><text:s/>10.00 <text:s text:c="3"/></text:p>
          </table:table-cell>
          <table:table-cell table:style-name="ce201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Assets</text:p>
          </table:table-cell>
          <table:table-cell/>
          <table:table-cell table:style-name="ce197"/>
          <table:table-cell table:style-name="ce201"/>
          <table:table-cell table:number-columns-repeated="4"/>
          <table:table-cell table:style-name="ce195" table:number-columns-repeated="2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197" table:formula="of:=+[$'E=A-L'.AB22]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6"/>
          <table:table-cell table:style-name="ce197" table:formula="of:=+[$'E=A-L'.AJ22]" office:value-type="float" office:value="0" calcext:value-type="float">
            <text:p><text:s/>- <text:s text:c="3"/></text:p>
          </table:table-cell>
          <table:table-cell table:number-columns-repeated="2" table:style-name="ce201" office:value-type="string" office:string-value="Labour Discount" calcext:value-type="string">
            <text:p><text:s/>Labour Discount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table:style-name="ce88" office:value-type="string" calcext:value-type="string">
            <text:p>Goods Pedestal</text:p>
          </table:table-cell>
          <table:table-cell table:style-name="ce197" table:formula="of:=+[$'E=A-L'.AB45]" office:value-type="float" office:value="0" calcext:value-type="float">
            <text:p><text:s/>- <text:s text:c="3"/></text:p>
          </table:table-cell>
          <table:table-cell table:style-name="ce201"/>
          <table:table-cell table:number-columns-repeated="4"/>
          <table:table-cell table:style-name="ce88" office:value-type="string" calcext:value-type="string">
            <text:p>Goods Pedestal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29]" office:value-type="float" office:value="52.3" calcext:value-type="float">
            <text:p><text:s/>52.30 <text:s text:c="3"/></text:p>
          </table:table-cell>
          <table:table-cell table:style-name="ce201" table:formula="of:=+[.L9]" office:value-type="float" office:value="52.3" calcext:value-type="float">
            <text:p><text:s/>52.30 <text:s text:c="3"/></text:p>
          </table:table-cell>
          <table:table-cell table:style-name="ce201" table:formula="of:=+[.M9]" office:value-type="float" office:value="52.3" calcext:value-type="float">
            <text:p><text:s/>52.3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number-columns-repeated="4"/>
          <table:table-cell table:style-name="ce89"/>
          <table:table-cell table:style-name="ce89" office:value-type="string" calcext:value-type="string">
            <text:p>Components</text:p>
          </table:table-cell>
          <table:table-cell table:style-name="ce197" table:formula="of:=+[$'E=A-L'.AO130]" office:value-type="float" office:value="63.9" calcext:value-type="float">
            <text:p><text:s/>63.90 <text:s text:c="3"/></text:p>
          </table:table-cell>
          <table:table-cell table:style-name="ce201" table:formula="of:=+[.L10]" office:value-type="float" office:value="63.9" calcext:value-type="float">
            <text:p><text:s/>63.90 <text:s text:c="3"/></text:p>
          </table:table-cell>
          <table:table-cell table:style-name="ce201" table:formula="of:=+[.M10]" office:value-type="float" office:value="63.9" calcext:value-type="float">
            <text:p><text:s/>63.9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number-columns-repeated="5"/>
          <table:table-cell table:style-name="ce89" office:value-type="string" calcext:value-type="string">
            <text:p>Labour</text:p>
          </table:table-cell>
          <table:table-cell table:style-name="ce197" table:formula="of:=+[$'E=A-L'.AO131]" office:value-type="float" office:value="120" calcext:value-type="float">
            <text:p><text:s/>120.00 <text:s text:c="3"/></text:p>
          </table:table-cell>
          <table:table-cell table:style-name="ce201" table:formula="of:=+[.M$5]/[.$L$5]*[.L11]" office:value-type="float" office:value="60" calcext:value-type="float">
            <text:p><text:s/>60.00 <text:s text:c="3"/></text:p>
          </table:table-cell>
          <table:table-cell table:style-name="ce201" table:formula="of:=+[.N$5]/[.$L$5]*[.M11]" office:value-type="float" office:value="0.03" calcext:value-type="float">
            <text:p><text:s/>0.03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197" table:formula="of:=+[$'E=A-L'.AB81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Bartop</text:p>
          </table:table-cell>
          <table:table-cell table:style-name="ce89"/>
          <table:table-cell table:style-name="ce197" table:formula="of:=+[$'E=A-L'.AO138]" office:value-type="float" office:value="43.31" calcext:value-type="float">
            <text:p><text:s/>43.31 <text:s text:c="3"/></text:p>
          </table:table-cell>
          <table:table-cell table:style-name="ce201" table:formula="of:=+[.L13]" office:value-type="float" office:value="43.31" calcext:value-type="float">
            <text:p><text:s/>43.31 <text:s text:c="3"/></text:p>
          </table:table-cell>
          <table:table-cell table:style-name="ce201" table:formula="of:=+[.M13]" office:value-type="float" office:value="43.31" calcext:value-type="float">
            <text:p><text:s/>43.31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table:style-name="ce89"/>
          <table:table-cell table:style-name="ce89" office:value-type="string" calcext:value-type="string">
            <text:p>Wood</text:p>
          </table:table-cell>
          <table:table-cell table:style-name="ce197" table:formula="of:=+[$'E=A-L'.AO139]" office:value-type="float" office:value="63.9" calcext:value-type="float">
            <text:p><text:s/>63.90 <text:s text:c="3"/></text:p>
          </table:table-cell>
          <table:table-cell table:style-name="ce201" table:formula="of:=+[.L14]" office:value-type="float" office:value="63.9" calcext:value-type="float">
            <text:p><text:s/>63.90 <text:s text:c="3"/></text:p>
          </table:table-cell>
          <table:table-cell table:style-name="ce201" table:formula="of:=+[.M14]" office:value-type="float" office:value="63.9" calcext:value-type="float">
            <text:p><text:s/>63.9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Components</text:p>
          </table:table-cell>
          <table:table-cell table:style-name="ce197" table:formula="of:=+[$'E=A-L'.AO140]" office:value-type="float" office:value="80" calcext:value-type="float">
            <text:p><text:s/>80.00 <text:s text:c="3"/></text:p>
          </table:table-cell>
          <table:table-cell table:style-name="ce201" table:formula="of:=+[.M$5]/[.$L$5]*[.L15]" office:value-type="float" office:value="40" calcext:value-type="float">
            <text:p><text:s/>40.00 <text:s text:c="3"/></text:p>
          </table:table-cell>
          <table:table-cell table:style-name="ce201" table:formula="of:=+[.N$5]/[.$L$5]*[.M15]" office:value-type="float" office:value="0.02" calcext:value-type="float">
            <text:p><text:s/>0.02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/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Frame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46]" office:value-type="float" office:value="6.6" calcext:value-type="float">
            <text:p><text:s/>6.60 <text:s text:c="3"/></text:p>
          </table:table-cell>
          <table:table-cell table:style-name="ce201" table:formula="of:=+[.L17]" office:value-type="float" office:value="6.6" calcext:value-type="float">
            <text:p><text:s/>6.60 <text:s text:c="3"/></text:p>
          </table:table-cell>
          <table:table-cell table:style-name="ce201" table:formula="of:=+[.M17]" office:value-type="float" office:value="6.6" calcext:value-type="float">
            <text:p><text:s/>6.6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3"/>
          <table:table-cell table:style-name="ce89"/>
          <table:table-cell table:style-name="ce89" office:value-type="string" calcext:value-type="string">
            <text:p>Components</text:p>
          </table:table-cell>
          <table:table-cell table:style-name="ce197" table:formula="of:=+[$'E=A-L'.AO147]" office:value-type="float" office:value="22.5" calcext:value-type="float">
            <text:p><text:s/>22.50 <text:s text:c="3"/></text:p>
          </table:table-cell>
          <table:table-cell table:style-name="ce201" table:formula="of:=+[.L18]" office:value-type="float" office:value="22.5" calcext:value-type="float">
            <text:p><text:s/>22.50 <text:s text:c="3"/></text:p>
          </table:table-cell>
          <table:table-cell table:style-name="ce201" table:formula="of:=+[.M18]" office:value-type="float" office:value="22.5" calcext:value-type="float">
            <text:p><text:s/>22.5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Labour</text:p>
          </table:table-cell>
          <table:table-cell table:style-name="ce197" table:formula="of:=+[$'E=A-L'.AO148]" office:value-type="float" office:value="20" calcext:value-type="float">
            <text:p><text:s/>20.00 <text:s text:c="3"/></text:p>
          </table:table-cell>
          <table:table-cell table:style-name="ce201" table:formula="of:=+[.M$5]/[.$L$5]*[.L19]" office:value-type="float" office:value="10" calcext:value-type="float">
            <text:p><text:s/>10.00 <text:s text:c="3"/></text:p>
          </table:table-cell>
          <table:table-cell table:style-name="ce201" table:formula="of:=+[.N$5]/[.$L$5]*[.M19]" office:value-type="float" office:value="0.005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197" table:formula="of:=+[$'E=A-L'.AB89]" office:value-type="float" office:value="0" calcext:value-type="float">
            <text:p><text:s/>- <text:s text:c="3"/></text:p>
          </table:table-cell>
          <table:table-cell table:style-name="ce201"/>
          <table:table-cell table:style-name="ce128"/>
          <table:table-cell table:number-columns-repeated="3"/>
          <table:table-cell office:value-type="string" calcext:value-type="string">
            <text:p>Goods Keyboard</text:p>
          </table:table-cell>
          <table:table-cell table:style-name="ce89" office:value-type="string" calcext:value-type="string">
            <text:p>Wood</text:p>
          </table:table-cell>
          <table:table-cell table:style-name="ce197" table:formula="of:=+[$'E=A-L'.AO154]" office:value-type="float" office:value="15.16" calcext:value-type="float">
            <text:p><text:s/>15.16 <text:s text:c="3"/></text:p>
          </table:table-cell>
          <table:table-cell table:style-name="ce201" table:formula="of:=+[.L21]" office:value-type="float" office:value="15.16" calcext:value-type="float">
            <text:p><text:s/>15.16 <text:s text:c="3"/></text:p>
          </table:table-cell>
          <table:table-cell table:style-name="ce201" table:formula="of:=+[.M21]" office:value-type="float" office:value="15.16" calcext:value-type="float">
            <text:p><text:s/>15.16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Stock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Components</text:p>
          </table:table-cell>
          <table:table-cell table:style-name="ce197" table:formula="of:=+[$'E=A-L'.AO155]" office:value-type="float" office:value="82.5" calcext:value-type="float">
            <text:p><text:s/>82.50 <text:s text:c="3"/></text:p>
          </table:table-cell>
          <table:table-cell table:style-name="ce201" table:formula="of:=+[.L22]" office:value-type="float" office:value="82.5" calcext:value-type="float">
            <text:p><text:s/>82.50 <text:s text:c="3"/></text:p>
          </table:table-cell>
          <table:table-cell table:style-name="ce201" table:formula="of:=+[.M22]" office:value-type="float" office:value="82.5" calcext:value-type="float">
            <text:p><text:s/>82.50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89" office:value-type="string" calcext:value-type="string">
            <text:p>Finnished</text:p>
          </table:table-cell>
          <table:table-cell table:style-name="ce197"/>
          <table:table-cell table:style-name="ce201"/>
          <table:table-cell table:style-name="ce128"/>
          <table:table-cell table:number-columns-repeated="4"/>
          <table:table-cell table:style-name="ce89" office:value-type="string" calcext:value-type="string">
            <text:p>Labour</text:p>
          </table:table-cell>
          <table:table-cell table:style-name="ce197" table:formula="of:=+[$'E=A-L'.AO156]" office:value-type="float" office:value="40" calcext:value-type="float">
            <text:p><text:s/>40.00 <text:s text:c="3"/></text:p>
          </table:table-cell>
          <table:table-cell table:style-name="ce201" table:formula="of:=+[.M$5]/[.$L$5]*[.L23]" office:value-type="float" office:value="20" calcext:value-type="float">
            <text:p><text:s/>20.00 <text:s text:c="3"/></text:p>
          </table:table-cell>
          <table:table-cell table:style-name="ce201" table:formula="of:=+[.N$5]/[.$L$5]*[.M23]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style-name="ce128"/>
          <table:table-cell table:number-columns-repeated="5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9" table:formula="of:=+SUM([.D6:.D24])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6"/>
          <table:table-cell table:style-name="ce197" table:formula="of:=+[$'E=A-L'.AJ89]" office:value-type="float" office:value="0" calcext:value-type="float">
            <text:p><text:s/>- <text:s text:c="3"/></text:p>
          </table:table-cell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5"/>
          <table:table-cell table:style-name="ce196" office:value-type="string" calcext:value-type="string">
            <text:p>Labour Savings:</text:p>
          </table:table-cell>
          <table:table-cell table:style-name="ce197"/>
          <table:table-cell table:style-name="ce201" table:formula="of:=+[.L29]-[.M34]" office:value-type="float" office:value="-480.17" calcext:value-type="float">
            <text:p>-480.17 <text:s text:c="3"/></text:p>
          </table:table-cell>
          <table:table-cell table:style-name="ce201" table:formula="of:=+[.L29]-[.N34]" office:value-type="float" office:value="-350.235" calcext:value-type="float">
            <text:p>-350.24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Libalities</text:p>
          </table:table-cell>
          <table:table-cell/>
          <table:table-cell table:style-name="ce197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198"/>
          <table:table-cell table:style-name="ce201" table:formula="of:=+[$'E=A-L'.AO4]" office:value-type="float" office:value="0" calcext:value-type="float">
            <text:p><text:s/>- <text:s text:c="3"/></text:p>
          </table:table-cell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5"/>
          <table:table-cell table:style-name="ce89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98"/>
          <table:table-cell table:style-name="ce202" table:formula="of:=+SUM([.E28:.E30])" office:value-type="float" office:value="0" calcext:value-type="float">
            <text:p><text:s/>- <text:s text:c="3"/></text:p>
          </table:table-cell>
          <table:table-cell table:number-columns-repeated="4"/>
          <table:table-cell table:style-name="ce195"/>
          <table:table-cell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8"/>
          <table:table-cell table:style-name="ce201" table:formula="of:=+[$'E=A-L'.AW4]" office:value-type="float" office:value="0" calcext:value-type="float">
            <text:p><text:s/>- <text:s text:c="3"/></text:p>
          </table:table-cell>
          <table:table-cell table:style-name="ce201" table:formula="of:=+[$'E=A-L'.AX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8"/>
          <table:table-cell table:style-name="ce201" table:number-columns-repeated="2"/>
          <table:table-cell table:number-columns-repeated="50"/>
        </table:table-row>
        <table:table-row table:style-name="ro1">
          <table:table-cell/>
          <table:table-cell table:style-name="ce195" office:value-type="string" calcext:value-type="string">
            <text:p>Equity</text:p>
          </table:table-cell>
          <table:table-cell table:style-name="ce196" office:value-type="date" office:date-value="2021-12-01" calcext:value-type="date">
            <text:p>2021-12-01</text:p>
          </table:table-cell>
          <table:table-cell table:style-name="ce197" table:formula="of:=+[.D25]-[.E31]" office:value-type="float" office:value="189.83" calcext:value-type="float">
            <text:p><text:s/>189.83 <text:s text:c="3"/></text:p>
          </table:table-cell>
          <table:table-cell table:style-name="ce201"/>
          <table:table-cell table:number-columns-repeated="5"/>
          <table:table-cell table:style-name="ce89" office:value-type="string" calcext:value-type="string">
            <text:p>Total</text:p>
          </table:table-cell>
          <table:table-cell table:style-name="ce199" table:formula="of:=+SUM([.L9:.L25])" office:value-type="float" office:value="610.17" calcext:value-type="float">
            <text:p><text:s/>610.17 <text:s text:c="3"/></text:p>
          </table:table-cell>
          <table:table-cell table:style-name="ce199" table:formula="of:=+SUM([.M8:.M25])" office:value-type="float" office:value="480.17" calcext:value-type="float">
            <text:p><text:s/>480.17 <text:s text:c="3"/></text:p>
          </table:table-cell>
          <table:table-cell table:style-name="ce199" table:formula="of:=+SUM([.N8:.N25])" office:value-type="float" office:value="350.235" calcext:value-type="float">
            <text:p><text:s/>350.24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198"/>
          <table:table-cell table:style-name="ce201"/>
          <table:table-cell table:number-columns-repeated="6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6"/>
          <table:table-cell table:style-name="ce197"/>
          <table:table-cell table:style-name="ce201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97"/>
          <table:table-cell table:style-name="ce201"/>
          <table:table-cell table:number-columns-repeated="4"/>
          <table:table-cell table:style-name="ce195"/>
          <table:table-cell table:number-columns-repeated="54"/>
        </table:table-row>
        <table:table-row table:style-name="ro1" table:number-rows-repeated="5">
          <table:table-cell table:number-columns-repeated="3"/>
          <table:table-cell table:style-name="ce200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R162">
        <office:forms form:automatic-focus="false" form:apply-design-mode="false"/>
        <table:table-column-group table:display="false">
          <table:table-column table:style-name="co12" table:visibility="collapse" table:default-cell-style-name="Default"/>
          <table:table-column table:style-name="co13" table:visibility="collapse" table:default-cell-style-name="ce45"/>
          <table:table-column table:style-name="co14" table:visibility="collapse" table:default-cell-style-name="ce8"/>
          <table:table-column-group>
            <table:table-column table:style-name="co15" table:visibility="collapse" table:default-cell-style-name="ce8"/>
            <table:table-column table:style-name="co16" table:visibility="collapse" table:default-cell-style-name="ce8"/>
            <table:table-column table:style-name="co17" table:visibility="collapse" table:default-cell-style-name="ce8"/>
            <table:table-column table:style-name="co18" table:visibility="collapse" table:default-cell-style-name="ce8"/>
            <table:table-column table:style-name="co19" table:visibility="collapse" table:default-cell-style-name="ce8"/>
            <table:table-column table:style-name="co18" table:visibility="collapse" table:default-cell-style-name="ce45"/>
            <table:table-column table:style-name="co20" table:visibility="collapse" table:default-cell-style-name="ce45"/>
          </table:table-column-group>
          <table:table-column table:style-name="co21" table:visibility="collapse" table:default-cell-style-name="ce8"/>
          <table:table-column table:style-name="co22" table:visibility="collapse" table:default-cell-style-name="ce8"/>
          <table:table-column table:style-name="co23" table:visibility="collapse" table:default-cell-style-name="ce8"/>
        </table:table-column-group>
        <table:table-column table:style-name="co24" table:default-cell-style-name="ce8"/>
        <table:table-column table:style-name="co25" table:default-cell-style-name="ce8"/>
        <table:table-column table:style-name="co26" table:default-cell-style-name="ce45"/>
        <table:table-column table:style-name="co27" table:default-cell-style-name="ce8"/>
        <table:table-column-group table:display="false">
          <table:table-column table:style-name="co28" table:visibility="collapse" table:default-cell-style-name="ce45"/>
          <table:table-column table:style-name="co29" table:visibility="collapse" table:default-cell-style-name="ce45"/>
          <table:table-column table:style-name="co30" table:visibility="collapse" table:default-cell-style-name="ce8"/>
          <table:table-column table:style-name="co31" table:visibility="collapse" table:default-cell-style-name="ce8"/>
          <table:table-column table:style-name="co32" table:visibility="collapse" table:default-cell-style-name="ce45"/>
          <table:table-column table:style-name="co33" table:visibility="collapse" table:default-cell-style-name="ce45"/>
          <table:table-column table:style-name="co34" table:visibility="collapse" table:default-cell-style-name="ce45"/>
          <table:table-column table:style-name="co35" table:visibility="collapse" table:default-cell-style-name="ce45"/>
        </table:table-column-group>
        <table:table-column table:style-name="co36" table:default-cell-style-name="ce8"/>
        <table:table-column table:style-name="co37" table:default-cell-style-name="ce8"/>
        <table:table-column table:style-name="co38" table:default-cell-style-name="ce45"/>
        <table:table-column table:style-name="co39" table:default-cell-style-name="ce8"/>
        <table:table-column-group>
          <table:table-column table:style-name="co25" table:default-cell-style-name="ce8"/>
          <table:table-column table:style-name="co40" table:default-cell-style-name="ce8"/>
          <table:table-column table:style-name="co41" table:default-cell-style-name="ce8"/>
          <table:table-column-group>
            <table:table-column table:style-name="co42" table:default-cell-style-name="ce8"/>
            <table:table-column table:style-name="co43" table:default-cell-style-name="ce45"/>
            <table:table-column table:style-name="co44" table:default-cell-style-name="ce8"/>
            <table:table-column table:style-name="co45" table:default-cell-style-name="ce8"/>
            <table:table-column table:style-name="co46" table:default-cell-style-name="ce45"/>
            <table:table-column table:style-name="co47" table:default-cell-style-name="ce45"/>
            <table:table-column table:style-name="co48" table:default-cell-style-name="ce45"/>
            <table:table-column table:style-name="co49" table:default-cell-style-name="ce45"/>
          </table:table-column-group>
          <table:table-column table:style-name="co21" table:default-cell-style-name="ce8"/>
          <table:table-column table:style-name="co50" table:default-cell-style-name="ce8"/>
          <table:table-column table:style-name="co51" table:default-cell-style-name="ce8"/>
        </table:table-column-group>
        <table:table-column table:style-name="co39" table:default-cell-style-name="ce8"/>
        <table:table-column table:style-name="co21" table:default-cell-style-name="ce8"/>
        <table:table-column table:style-name="co2" table:number-columns-repeated="979" table:default-cell-style-name="Default"/>
        <table:table-header-rows>
          <table:table-row table:style-name="ro3">
            <table:table-cell table:style-name="ce135"/>
            <table:table-cell table:style-name="ce43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35" table:number-columns-repeated="3"/>
            <table:table-cell table:style-name="ce172" table:number-columns-repeated="2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 table:number-columns-repeated="2"/>
            <table:table-cell table:style-name="ce172" table:number-columns-repeated="4"/>
            <table:table-cell table:style-name="ce135" table:number-columns-repeated="2"/>
            <table:table-cell table:style-name="ce172"/>
            <table:table-cell table:style-name="ce135" table:number-columns-repeated="5"/>
            <table:table-cell table:style-name="ce172"/>
            <table:table-cell table:style-name="ce135" table:number-columns-repeated="2"/>
            <table:table-cell table:style-name="ce172" table:number-columns-repeated="4"/>
            <table:table-cell table:style-name="ce135" table:number-columns-repeated="4"/>
            <table:table-cell table:number-columns-repeated="980"/>
          </table:table-row>
        </table:table-header-rows>
        <table:table-row table:style-name="ro2">
          <table:table-cell table:style-name="ce121"/>
          <table:table-cell table:style-name="ce121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121" table:number-columns-repeated="5"/>
          <table:table-cell table:style-name="ce29" table:formula="of:=+IF(+[.M162]=[.AB162]-[.AQ162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110"/>
          <table:table-cell table:style-name="ce34" table:formula="of:=-[.M3] +[.AB3]-[.AQ3]" office:value-type="float" office:value="0" calcext:value-type="float">
            <text:p>SFr. 0</text:p>
          </table:table-cell>
          <table:table-cell table:style-name="ce135"/>
          <table:table-cell table:style-name="ce121"/>
          <table:table-cell table:style-name="ce121" office:value-type="string" calcext:value-type="string">
            <text:p>REPORT: <text:s/>Cash</text:p>
          </table:table-cell>
          <table:table-cell table:style-name="ce139"/>
          <table:table-cell table:style-name="ce121" table:number-columns-repeated="8"/>
          <table:table-cell table:style-name="ce67" table:formula="of:=+[.AB22]" office:value-type="currency" office:currency="CHF" office:value="189.83" calcext:value-type="currency" table:number-columns-spanned="2" table:number-rows-spanned="1">
            <text:p>CHF 189.83 </text:p>
          </table:table-cell>
          <table:covered-table-cell table:style-name="ce72"/>
          <table:table-cell table:style-name="ce121"/>
          <table:table-cell table:style-name="ce135"/>
          <table:table-cell table:style-name="ce82" table:number-columns-repeated="4"/>
          <table:table-cell table:style-name="ce110"/>
          <table:table-cell table:style-name="ce82" table:number-columns-repeated="2"/>
          <table:table-cell table:style-name="ce110" table:number-columns-repeated="4"/>
          <table:table-cell table:style-name="ce82" table:number-columns-repeated="3"/>
          <table:table-cell table:style-name="ce135"/>
          <table:table-cell table:style-name="ce119"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[.M162]" office:value-type="float" office:value="800" calcext:value-type="float">
            <text:p>8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[.AB162]" office:value-type="float" office:value="800" calcext:value-type="float">
            <text:p>8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[.AQ162]" office:value-type="float" office:value="0" calcext:value-type="float">
            <text:p>0</text:p>
          </table:table-cell>
          <table:table-cell table:style-name="ce22"/>
          <table:table-cell table:style-name="ce119" table:number-columns-repeated="980"/>
        </table:table-row>
        <table:table-row table:style-name="ro2">
          <table:table-cell table:style-name="ce4"/>
          <table:table-cell table:style-name="ce44" office:value-type="string" calcext:value-type="string">
            <text:p>OWNERS EQUITY =</text:p>
          </table:table-cell>
          <table:table-cell table:style-name="ce4" table:number-columns-repeated="6"/>
          <table:table-cell table:style-name="ce44" table:number-columns-repeated="2"/>
          <table:table-cell table:style-name="ce4" table:formula="of:=+[.M162]" office:value-type="float" office:value="800" calcext:value-type="float">
            <text:p>80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AB162]" office:value-type="float" office:value="800" calcext:value-type="float">
            <text:p>800.00</text:p>
          </table:table-cell>
          <table:table-cell table:style-name="ce170" table:number-columns-repeated="2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2"/>
          <table:table-cell table:style-name="ce84"/>
          <table:table-cell table:style-name="ce83" table:number-columns-repeated="2"/>
          <table:table-cell table:style-name="ce84" table:number-columns-repeated="4"/>
          <table:table-cell table:style-name="ce83" table:formula="of:=+[.AQ162]" office:value-type="float" office:value="0" calcext:value-type="float">
            <text:p>0</text:p>
          </table:table-cell>
          <table:table-cell table:style-name="ce83"/>
          <table:table-cell table:style-name="ce8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OWNER</text:p>
          </table:table-cell>
          <table:table-cell table:style-name="ce14" table:number-columns-repeated="6"/>
          <table:table-cell table:style-name="ce184" office:value-type="string" calcext:value-type="string">
            <text:p>E01</text:p>
          </table:table-cell>
          <table:table-cell table:style-name="ce184"/>
          <table:table-cell table:style-name="ce14"/>
          <table:table-cell table:style-name="ce32"/>
          <table:table-cell table:style-name="ce35" table:formula="of:=+SUM([.K8:.K12])-SUM([.L8:.L12])" office:value-type="float" office:value="800" calcext:value-type="float">
            <text:p>80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1</text:p>
            </table:table-cell>
            <table:table-cell table:style-name="ce157" office:value-type="string" calcext:value-type="string">
              <text:p>A0100</text:p>
            </table:table-cell>
            <table:table-cell table:style-name="ce153" office:value-type="float" office:value="400" calcext:value-type="float">
              <text:p>4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6-08" calcext:value-type="date">
              <text:p>2023-06-08</text:p>
            </table:table-cell>
            <table:table-cell table:style-name="ce114" office:value-type="string" calcext:value-type="string">
              <text:p><text:a xlink:href="..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 table:number-columns-repeated="2"/>
            <table:table-cell table:style-name="ce157" office:value-type="string" calcext:value-type="string">
              <text:p>E0102</text:p>
            </table:table-cell>
            <table:table-cell table:style-name="ce157" office:value-type="string" calcext:value-type="string">
              <text:p>A013</text:p>
            </table:table-cell>
            <table:table-cell table:style-name="ce153" office:value-type="float" office:value="400" calcext:value-type="float">
              <text:p>4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3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4</text:p>
            </table:table-cell>
            <table:table-cell table:style-name="ce157"/>
            <table:table-cell table:style-name="ce153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Profit or Loss</text:p>
          </table:table-cell>
          <table:table-cell table:style-name="ce14" table:number-columns-repeated="6"/>
          <table:table-cell table:style-name="ce184" office:value-type="string" calcext:value-type="string">
            <text:p>E02</text:p>
          </table:table-cell>
          <table:table-cell table:style-name="ce184"/>
          <table:table-cell table:style-name="ce14"/>
          <table:table-cell table:style-name="ce32"/>
          <table:table-cell table:style-name="ce35" table:formula="of:=+SUM([.K16:.K18])-SUM([.L16:.L18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7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53"/>
          <table:table-cell table:style-name="ce18" table:number-columns-repeated="3"/>
          <table:table-cell table:style-name="ce128" table:number-columns-repeated="3"/>
          <table:table-cell table:style-name="ce55" table:number-columns-repeated="2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ce75" table:formula="of:=+SUM([.Z24:.Z43])-SUM([.AA24:.AA43])" office:value-type="float" office:value="189.83" calcext:value-type="float">
            <text:p>189.83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0</text:p>
            </table:table-cell>
            <table:table-cell table:style-name="ce157" office:value-type="string" calcext:value-type="string">
              <text:p>E0101</text:p>
            </table:table-cell>
            <table:table-cell table:style-name="ce25" office:value-type="float" office:value="400" calcext:value-type="float">
              <text:p>4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1</text:p>
            </table:table-cell>
            <table:table-cell table:style-name="ce157" office:value-type="string" calcext:value-type="string">
              <text:p>E0102</text:p>
            </table:table-cell>
            <table:table-cell table:style-name="ce25" office:value-type="float" office:value="400" calcext:value-type="float">
              <text:p>400.0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48" table:number-columns-repeated="2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12</text:p>
            </table:table-cell>
            <table:table-cell table:style-name="ce1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27]" office:value-type="string" office:string-value="Wood For :pedestal" calcext:value-type="string">
              <text:p>Wood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3</text:p>
            </table:table-cell>
            <table:table-cell table:style-name="ce157" office:value-type="string" calcext:value-type="string">
              <text:p>LD020 </text:p>
            </table:table-cell>
            <table:table-cell table:style-name="ce11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1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28]" office:value-type="string" office:string-value="Components For :pedestal" calcext:value-type="string">
              <text:p>Components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4</text:p>
            </table:table-cell>
            <table:table-cell table:style-name="ce157" office:value-type="string" calcext:value-type="string">
              <text:p>AP04</text:p>
            </table:table-cell>
            <table:table-cell table:style-name="ce11"/>
            <table:table-cell table:style-name="ce25" office:value-type="float" office:value="63.9" calcext:value-type="float">
              <text:p>63.9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41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29] &amp; &quot; Pedesal (Wages 6h @20SF/h)&quot;" office:value-type="string" office:string-value="Order pedestal Pedesal (Wages 6h @20SF/h)" calcext:value-type="string">
              <text:p>Order pedestal Pedesal (Wages 6h @20SF/h)</text:p>
            </table:table-cell>
            <table:table-cell table:style-name="ce11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B0105</text:p>
            </table:table-cell>
            <table:table-cell table:style-name="ce157" office:value-type="string" calcext:value-type="string">
              <text:p>AP05</text:p>
            </table:table-cell>
            <table:table-cell table:style-name="ce25"/>
            <table:table-cell table:style-name="ce162" table:formula="of:=+[.AO131]" office:value-type="float" office:value="120" calcext:value-type="float">
              <text:p>12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41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6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0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1]" office:value-type="string" office:string-value="Wood For :BarTop" calcext:value-type="string">
              <text:p>Wood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7</text:p>
            </table:table-cell>
            <table:table-cell table:style-name="ce157"/>
            <table:table-cell table:style-name="ce25"/>
            <table:table-cell table:style-name="ce25" office:value-type="float" office:value="43.31" calcext:value-type="float">
              <text:p>43.31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53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2]" office:value-type="string" office:string-value="Components For :BarTop" calcext:value-type="string">
              <text:p>Components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8</text:p>
            </table:table-cell>
            <table:table-cell table:style-name="ce157"/>
            <table:table-cell table:style-name="ce25"/>
            <table:table-cell table:style-name="ce25" office:value-type="float" office:value="63.9" calcext:value-type="float">
              <text:p>63.9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3] &amp; &quot; Pedesal (Wages 6h @20SF/h)&quot;" office:value-type="string" office:string-value="Order BarTop Pedesal (Wages 6h @20SF/h)" calcext:value-type="string">
              <text:p>Order BarTop Pedesal (Wages 6h @20SF/h)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9</text:p>
            </table:table-cell>
            <table:table-cell table:style-name="ce157"/>
            <table:table-cell table:style-name="ce25"/>
            <table:table-cell table:style-name="ce162" table:formula="of:=+[.AO140]" office:value-type="float" office:value="80" calcext:value-type="float">
              <text:p>8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0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5]" office:value-type="string" office:string-value="Wood For :M Frame" calcext:value-type="string">
              <text:p>Wood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1</text:p>
            </table:table-cell>
            <table:table-cell table:style-name="ce157"/>
            <table:table-cell table:style-name="ce25"/>
            <table:table-cell table:style-name="ce25" office:value-type="float" office:value="6.6" calcext:value-type="float">
              <text:p>6.6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7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6]" office:value-type="string" office:string-value="Components For :M Frame" calcext:value-type="string">
              <text:p>Components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2</text:p>
            </table:table-cell>
            <table:table-cell table:style-name="ce157"/>
            <table:table-cell table:style-name="ce25"/>
            <table:table-cell table:style-name="ce25" office:value-type="float" office:value="22.5" calcext:value-type="float">
              <text:p>22.5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7] &amp; &quot; Pedesal (Wages 6h @20SF/h)&quot;" office:value-type="string" office:string-value="Order M Frame Pedesal (Wages 6h @20SF/h)" calcext:value-type="string">
              <text:p>Order M Frame Pedesal (Wages 6h @20SF/h)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3</text:p>
            </table:table-cell>
            <table:table-cell table:style-name="ce157"/>
            <table:table-cell table:style-name="ce25"/>
            <table:table-cell table:style-name="ce162" table:formula="of:=+[.AO148]" office:value-type="float" office:value="20" calcext:value-type="float">
              <text:p>2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4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2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9]" office:value-type="string" office:string-value="Wood For :Keyboard" calcext:value-type="string">
              <text:p>Wood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5</text:p>
            </table:table-cell>
            <table:table-cell table:style-name="ce157"/>
            <table:table-cell table:style-name="ce25"/>
            <table:table-cell table:style-name="ce25" office:value-type="float" office:value="15.16" calcext:value-type="float">
              <text:p>15.16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40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40]" office:value-type="string" office:string-value="Components For :Keyboard" calcext:value-type="string">
              <text:p>Components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6</text:p>
            </table:table-cell>
            <table:table-cell table:style-name="ce157"/>
            <table:table-cell table:style-name="ce25"/>
            <table:table-cell table:style-name="ce25" office:value-type="float" office:value="82.5" calcext:value-type="float">
              <text:p>82.5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40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41] &amp; &quot; Pedesal (Wages 6h @20SF/h)&quot;" office:value-type="string" office:string-value="Order Keyboard Pedesal (Wages 6h @20SF/h)" calcext:value-type="string">
              <text:p>Order Keyboard Pedesal (Wages 6h @20SF/h)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7</text:p>
            </table:table-cell>
            <table:table-cell table:style-name="ce157"/>
            <table:table-cell table:style-name="ce25"/>
            <table:table-cell table:style-name="ce162" table:formula="of:=+[.AO156]" office:value-type="float" office:value="40" calcext:value-type="float">
              <text:p>4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184" office:value-type="string" calcext:value-type="string">
              <text:p>AB011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3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P03</text:p>
          </table:table-cell>
          <table:table-cell table:style-name="ce184"/>
          <table:table-cell table:style-name="ce178"/>
          <table:table-cell table:style-name="ce217"/>
          <table:table-cell table:style-name="ce76" table:formula="of:=+SUM([.Z47:.Z52])-SUM([.AA47:.AA52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3</text:p>
            </table:table-cell>
            <table:table-cell table:style-name="ce25" office:value-type="string" calcext:value-type="string">
              <text:p>AB0103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4</text:p>
            </table:table-cell>
            <table:table-cell table:style-name="ce25" office:value-type="string" calcext:value-type="string">
              <text:p>AB0104</text:p>
            </table:table-cell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/>
            <table:table-cell table:style-name="ce135"/>
            <table:table-cell table:number-columns-repeated="2"/>
            <table:table-cell table:style-name="Default"/>
            <table:table-cell table:number-columns-repeated="11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5</text:p>
            </table:table-cell>
            <table:table-cell table:style-name="ce157"/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6</text:p>
            </table:table-cell>
            <table:table-cell table:style-name="ce157"/>
            <table:table-cell table:style-name="ce25"/>
            <table:table-cell table:style-name="ce25" office:value-type="float" office:value="63.9" calcext:value-type="float">
              <text:p>63.90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153"/>
            <table:table-cell table:style-name="ce184" office:value-type="string" calcext:value-type="string">
              <text:p>ASP07</text:p>
            </table:table-cell>
            <table:table-cell table:style-name="ce157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Default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Bartop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78"/>
          <table:table-cell table:style-name="ce217"/>
          <table:table-cell table:style-name="ce77" table:formula="of:=+SUM([.Z56:.Z61])-SUM([.AA56:.AA61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56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Monitor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78"/>
          <table:table-cell table:style-name="ce217"/>
          <table:table-cell table:style-name="ce77" table:formula="of:=+SUM([.Z61:.Z70])-SUM([.AA61:.AA70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61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25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128" table:number-columns-repeated="2"/>
          <table:table-cell table:style-name="ce55" table:number-columns-repeated="4"/>
          <table:table-cell table:style-name="ce71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Keyboar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5</text:p>
          </table:table-cell>
          <table:table-cell table:style-name="ce184"/>
          <table:table-cell table:style-name="ce178"/>
          <table:table-cell table:style-name="ce217"/>
          <table:table-cell table:style-name="ce78" table:formula="of:=+SUM([.Z70:.Z79])-SUM([.AA70:.AA79])" office:value-type="float" office:value="0" calcext:value-type="float">
            <text:p>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9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Electronics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79" table:formula="of:=+SUM([.Z83:.AA87])-SUM([.AA83:.AA87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53" table:number-columns-repeated="2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Reuse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78"/>
          <table:table-cell table:style-name="ce217"/>
          <table:table-cell table:style-name="ce80" table:formula="of:=+SUM([.Z91:.Z94])-SUM([.AA91:.AA94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 table:display="false">
          <table:table-row table:style-name="ro4" table:visibility="collapse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visibility="collapse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25"/>
            <table:table-cell table:style-name="ce153"/>
            <table:table-cell table:style-name="ce55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 table:style-name="ce55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ales Stock (goods for sale)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S050</text:p>
          </table:table-cell>
          <table:table-cell table:style-name="ce184"/>
          <table:table-cell table:style-name="ce178"/>
          <table:table-cell table:style-name="ce217"/>
          <table:table-cell table:style-name="ce81" table:formula="of:=+SUM([.Z98:.Z102])-SUM([.AA98:.AA102])" office:value-type="float" office:value="610.17" calcext:value-type="float">
            <text:p>610.17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8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SS051</text:p>
            </table:table-cell>
            <table:table-cell table:style-name="ce157" office:value-type="string" calcext:value-type="string">
              <text:p>L0302</text:p>
            </table:table-cell>
            <table:table-cell table:style-name="ce25" table:formula="of:=+[.AP132]" office:value-type="float" office:value="236.2" calcext:value-type="float">
              <text:p>236.20</text:p>
            </table:table-cell>
            <table:table-cell table:style-name="ce25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9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SS052</text:p>
            </table:table-cell>
            <table:table-cell table:style-name="ce157"/>
            <table:table-cell table:style-name="ce25" table:formula="of:=+[.AP141]" office:value-type="float" office:value="187.21" calcext:value-type="float">
              <text:p>187.21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0] &amp; &quot; RED&quot;" office:value-type="string" office:string-value="Delivered M. Frame RED" calcext:value-type="string">
              <text:p>Delivered M. Frame RED</text:p>
            </table:table-cell>
            <table:table-cell table:style-name="ce153" office:value-type="string" calcext:value-type="string">
              <text:p>M. Frame</text:p>
            </table:table-cell>
            <table:table-cell table:style-name="ce157" table:number-columns-repeated="2"/>
            <table:table-cell table:style-name="ce184" office:value-type="string" calcext:value-type="string">
              <text:p>ASS053</text:p>
            </table:table-cell>
            <table:table-cell table:style-name="ce157"/>
            <table:table-cell table:style-name="ce25" table:formula="of:=+[.AP149]" office:value-type="float" office:value="49.1" calcext:value-type="float">
              <text:p>49.1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1] &amp; &quot; RED&quot;" office:value-type="string" office:string-value="Delivered Keyboard RED" calcext:value-type="string">
              <text:p>Delivered Keyboard RE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/>
            <table:table-cell table:style-name="ce157"/>
            <table:table-cell table:style-name="ce25" table:formula="of:=+[.AP157]" office:value-type="float" office:value="137.66" calcext:value-type="float">
              <text:p>137.66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01</text:p>
          </table:table-cell>
          <table:table-cell table:style-name="ce184"/>
          <table:table-cell table:style-name="ce178"/>
          <table:table-cell table:style-name="ce217"/>
          <table:table-cell table:style-name="ce85" table:formula="of:=+SUM([.AO107:.AO110])-SUM([.AP107:.AP110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157" table:number-columns-repeated="4"/>
            <table:table-cell table:style-name="ce153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D02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14:.AO125])-SUM([.AP114:.AP125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4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D020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5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D021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52.3" calcext:value-type="float">
              <text:p>52.3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2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7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D023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43.31" calcext:value-type="float">
              <text:p>43.31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D024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43.31" calcext:value-type="float">
              <text:p>43.31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5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0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157" table:number-columns-repeated="2"/>
            <table:table-cell table:style-name="ce184" office:value-type="string" calcext:value-type="string">
              <text:p>LD026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6.6" calcext:value-type="float">
              <text:p>6.6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1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157" table:number-columns-repeated="2"/>
            <table:table-cell table:style-name="ce184" office:value-type="string" calcext:value-type="string">
              <text:p>LD027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6.6" calcext:value-type="float">
              <text:p>6.6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LD028</text:p>
            </table:table-cell>
            <table:table-cell table:style-name="ce157"/>
            <table:table-cell table:style-name="ce25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3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LD029</text:p>
            </table:table-cell>
            <table:table-cell table:style-name="ce157" office:value-type="string" calcext:value-type="string">
              <text:p>AB011</text:p>
            </table:table-cell>
            <table:table-cell table:style-name="ce25" office:value-type="float" office:value="15.16" calcext:value-type="float">
              <text:p>15.16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4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LD030</text:p>
            </table:table-cell>
            <table:table-cell table:style-name="ce157" office:value-type="string" calcext:value-type="string">
              <text:p>LD020 </text:p>
            </table:table-cell>
            <table:table-cell table:style-name="ce25"/>
            <table:table-cell table:style-name="ce25" office:value-type="float" office:value="15.16" calcext:value-type="float">
              <text:p>15.16</text:p>
            </table:table-cell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Pedesal</text:p>
          </table:table-cell>
          <table:table-cell table:style-name="ce178" table:number-columns-repeated="2"/>
          <table:table-cell table:style-name="ce184" office:value-type="float" office:value="1" calcext:value-type="float">
            <text:p>1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3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29:.AO133])-SUM([.AP129:.AP133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29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LM030</text:p>
            </table:table-cell>
            <table:table-cell table:style-name="ce54" office:value-type="string" calcext:value-type="string">
              <text:p>ASP03</text:p>
            </table:table-cell>
            <table:table-cell table:style-name="ce25" office:value-type="float" office:value="52.3" calcext:value-type="float">
              <text:p>52.3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0]" office:value-type="string" office:string-value="Components For :pedestal" calcext:value-type="string">
              <text:p>Components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LM031</text:p>
            </table:table-cell>
            <table:table-cell table:style-name="ce54" office:value-type="string" calcext:value-type="string">
              <text:p>ASP04</text:p>
            </table:table-cell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6</text:p>
            </table:table-cell>
            <table:table-cell table:style-name="ce146" table:formula="of:=&quot;Assembly Hours: &quot; &amp;[.AJ131]" office:value-type="string" office:string-value="Assembly Hours: pedestal" calcext:value-type="string">
              <text:p>Assembly Hours: 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office:value-type="float" office:value="20" calcext:value-type="float">
              <text:p>20</text:p>
            </table:table-cell>
            <table:table-cell table:style-name="ce157" table:formula="of:=+[.AK131]*[.AH131]" office:value-type="float" office:value="120" calcext:value-type="float">
              <text:p>120</text:p>
            </table:table-cell>
            <table:table-cell table:style-name="ce184" office:value-type="string" calcext:value-type="string">
              <text:p>LM032</text:p>
            </table:table-cell>
            <table:table-cell table:style-name="ce54"/>
            <table:table-cell table:style-name="ce25" table:formula="of:=+[.AL131]" office:value-type="float" office:value="120" calcext:value-type="float">
              <text:p>120.00</text:p>
            </table:table-cell>
            <table:table-cell table:style-name="ce54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32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LM037</text:p>
            </table:table-cell>
            <table:table-cell table:style-name="ce54" office:value-type="string" calcext:value-type="string">
              <text:p>ASS051</text:p>
            </table:table-cell>
            <table:table-cell table:style-name="ce25"/>
            <table:table-cell table:style-name="ce25" table:formula="of:=+SUM([.AO129:.AO131])" office:value-type="float" office:value="236.2" calcext:value-type="float">
              <text:p>236.20</text:p>
            </table:table-cell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/>
            <table:table-cell table:style-name="ce153"/>
            <table:table-cell table:style-name="ce157" table:number-columns-repeated="2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25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BarTop</text:p>
          </table:table-cell>
          <table:table-cell table:style-name="ce178" table:number-columns-repeated="2"/>
          <table:table-cell table:style-name="ce184" office:value-type="float" office:value="2" calcext:value-type="float">
            <text:p>2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4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38:.AO141])-SUM([.AP138:.AP141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3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3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25" office:value-type="float" office:value="43.31" calcext:value-type="float">
              <text:p>43.31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9]" office:value-type="string" office:string-value="Components For :BarTop" calcext:value-type="string">
              <text:p>Components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3" table:number-columns-repeated="2"/>
            <table:table-cell table:style-name="ce184" office:value-type="string" calcext:value-type="string">
              <text:p>LM041</text:p>
            </table:table-cell>
            <table:table-cell table:style-name="ce54"/>
            <table:table-cell table:style-name="ce25" office:value-type="float" office:value="63.9" calcext:value-type="float">
              <text:p>63.90</text:p>
            </table:table-cell>
            <table:table-cell table:style-name="ce25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float" office:value="4" calcext:value-type="float">
              <text:p>4</text:p>
            </table:table-cell>
            <table:table-cell table:style-name="ce146" table:formula="of:=&quot;Assembly Hours: &quot; &amp;[.AJ140]" office:value-type="string" office:string-value="Assembly Hours: BarTop" calcext:value-type="string">
              <text:p>Assembly Hours: 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57" office:value-type="float" office:value="20" calcext:value-type="float">
              <text:p>20</text:p>
            </table:table-cell>
            <table:table-cell table:style-name="ce157" table:formula="of:=+[.AK140]*[.AH140]" office:value-type="float" office:value="80" calcext:value-type="float">
              <text:p>80</text:p>
            </table:table-cell>
            <table:table-cell table:style-name="ce184" office:value-type="string" calcext:value-type="string">
              <text:p>LM042</text:p>
            </table:table-cell>
            <table:table-cell table:style-name="ce54"/>
            <table:table-cell table:style-name="ce25" table:formula="of:=+[.AL140]" office:value-type="float" office:value="80" calcext:value-type="float">
              <text:p>80.00</text:p>
            </table:table-cell>
            <table:table-cell table:style-name="ce25"/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41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LM043</text:p>
            </table:table-cell>
            <table:table-cell table:style-name="ce54"/>
            <table:table-cell table:style-name="ce153"/>
            <table:table-cell table:style-name="ce25" table:formula="of:=+SUM([.AO138:.AO140])" office:value-type="float" office:value="187.21" calcext:value-type="float">
              <text:p>187.21</text:p>
            </table:table-cell>
            <table:table-cell table:style-name="ce128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128" table:number-columns-repeated="2"/>
            <table:table-cell table:style-name="ce55" table:number-columns-repeated="4"/>
            <table:table-cell table:style-name="ce128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07" table:number-columns-repeated="4"/>
            <table:table-cell table:style-name="ce214" table:number-columns-repeated="2"/>
            <table:table-cell table:style-name="ce128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28" table:number-columns-repeated="1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Monitor Frame</text:p>
          </table:table-cell>
          <table:table-cell table:style-name="ce178" table:number-columns-repeated="2"/>
          <table:table-cell table:style-name="ce184" office:value-type="float" office:value="3" calcext:value-type="float">
            <text:p>3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5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46:.AO149])-SUM([.AP146:.AP149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46]" office:value-type="string" office:string-value="Wood For :M.Frame" calcext:value-type="string">
            <text:p>Wood For :M.Frame</text:p>
          </table:table-cell>
          <table:table-cell table:style-name="ce153" office:value-type="string" calcext:value-type="string">
            <text:p>M.Frame</text:p>
          </table:table-cell>
          <table:table-cell table:style-name="ce153" table:number-columns-repeated="2"/>
          <table:table-cell table:style-name="ce184" office:value-type="string" calcext:value-type="string">
            <text:p>LM050</text:p>
          </table:table-cell>
          <table:table-cell table:style-name="ce54"/>
          <table:table-cell table:style-name="ce25" office:value-type="float" office:value="6.6" calcext:value-type="float">
            <text:p>6.60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47]" office:value-type="string" office:string-value="Components For :M.Frame" calcext:value-type="string">
            <text:p>Components For :M.Frame</text:p>
          </table:table-cell>
          <table:table-cell table:style-name="ce153" office:value-type="string" calcext:value-type="string">
            <text:p>M.Frame</text:p>
          </table:table-cell>
          <table:table-cell table:style-name="ce153" table:number-columns-repeated="2"/>
          <table:table-cell table:style-name="ce184" office:value-type="string" calcext:value-type="string">
            <text:p>LM051</text:p>
          </table:table-cell>
          <table:table-cell table:style-name="ce54"/>
          <table:table-cell table:style-name="ce25" office:value-type="float" office:value="22.5" calcext:value-type="float">
            <text:p>22.50</text:p>
          </table:table-cell>
          <table:table-cell table:style-name="ce25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46" table:formula="of:=&quot;Assembly Hours: &quot; &amp;[.AJ148]" office:value-type="string" office:string-value="Assembly Hours: M.Frame" calcext:value-type="string">
            <text:p>Assembly Hours: M.Frame</text:p>
          </table:table-cell>
          <table:table-cell table:style-name="ce153" office:value-type="string" calcext:value-type="string">
            <text:p>M.Frame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table:formula="of:=+[.AK148]*[.AH148]" office:value-type="float" office:value="20" calcext:value-type="float">
            <text:p>20</text:p>
          </table:table-cell>
          <table:table-cell table:style-name="ce184" office:value-type="string" calcext:value-type="string">
            <text:p>LM052</text:p>
          </table:table-cell>
          <table:table-cell table:style-name="ce54"/>
          <table:table-cell table:style-name="ce25" table:formula="of:=+[.AL148]" office:value-type="float" office:value="20" calcext:value-type="float">
            <text:p>20.0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49] &amp; &quot; RED&quot;" office:value-type="string" office:string-value="Delivered M.Frame RED" calcext:value-type="string">
            <text:p>Delivered M.Frame RED</text:p>
          </table:table-cell>
          <table:table-cell table:style-name="ce153" office:value-type="string" calcext:value-type="string">
            <text:p>M.Frame</text:p>
          </table:table-cell>
          <table:table-cell table:style-name="ce157" table:number-columns-repeated="2"/>
          <table:table-cell table:style-name="ce184" office:value-type="string" calcext:value-type="string">
            <text:p>LM053</text:p>
          </table:table-cell>
          <table:table-cell table:style-name="ce54"/>
          <table:table-cell table:style-name="ce153"/>
          <table:table-cell table:style-name="ce25" table:formula="of:=+SUM([.AO146:.AO148])" office:value-type="float" office:value="49.1" calcext:value-type="float">
            <text:p>49.10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 table:style-name="ce128"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Keyboard</text:p>
          </table:table-cell>
          <table:table-cell table:style-name="ce178" table:number-columns-repeated="2"/>
          <table:table-cell table:style-name="ce184" office:value-type="float" office:value="4" calcext:value-type="float">
            <text:p>4</text:p>
          </table:table-cell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LM060</text:p>
          </table:table-cell>
          <table:table-cell table:style-name="ce184"/>
          <table:table-cell table:style-name="ce178"/>
          <table:table-cell table:style-name="ce217"/>
          <table:table-cell table:style-name="ce86" table:formula="of:=+SUM([.AO154:.AO157])-SUM([.AP154:.AP157])" office:value-type="float" office:value="0" calcext:value-type="float">
            <text:p>0</text:p>
          </table:table-cell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56" office:value-type="string" calcext:value-type="string">
            <text:p>Each</text:p>
          </table:table-cell>
          <table:table-cell table:style-name="ce156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54]" office:value-type="string" office:string-value="Wood For :Keyboard" calcext:value-type="string">
            <text:p>Wood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53" table:number-columns-repeated="2"/>
          <table:table-cell table:style-name="ce184" office:value-type="string" calcext:value-type="string">
            <text:p>LM060</text:p>
          </table:table-cell>
          <table:table-cell table:style-name="ce54"/>
          <table:table-cell table:style-name="ce25" office:value-type="float" office:value="15.16" calcext:value-type="float">
            <text:p>15.16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55]" office:value-type="string" office:string-value="Components For :Keyboard" calcext:value-type="string">
            <text:p>Components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53" table:number-columns-repeated="2"/>
          <table:table-cell table:style-name="ce184" office:value-type="string" calcext:value-type="string">
            <text:p>LM061</text:p>
          </table:table-cell>
          <table:table-cell table:style-name="ce54"/>
          <table:table-cell table:style-name="ce25" office:value-type="float" office:value="82.5" calcext:value-type="float">
            <text:p>82.5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46" table:formula="of:=&quot;Assembly Hours: &quot; &amp;[.AJ156]" office:value-type="string" office:string-value="Assembly Hours: Keyboard" calcext:value-type="string">
            <text:p>Assembly Hours: Keyboard</text:p>
          </table:table-cell>
          <table:table-cell table:style-name="ce153" office:value-type="string" calcext:value-type="string">
            <text:p>Keyboard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table:formula="of:=+[.AK156]*[.AH156]" office:value-type="float" office:value="40" calcext:value-type="float">
            <text:p>40</text:p>
          </table:table-cell>
          <table:table-cell table:style-name="ce184" office:value-type="string" calcext:value-type="string">
            <text:p>LM062</text:p>
          </table:table-cell>
          <table:table-cell table:style-name="ce54"/>
          <table:table-cell table:style-name="ce25" table:formula="of:=+[.AL156]" office:value-type="float" office:value="40" calcext:value-type="float">
            <text:p>40.00</text:p>
          </table:table-cell>
          <table:table-cell table:style-name="ce25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57] &amp; &quot; RED&quot;" office:value-type="string" office:string-value="Delivered Keyboard RED" calcext:value-type="string">
            <text:p>Delivered Keyboard RED</text:p>
          </table:table-cell>
          <table:table-cell table:style-name="ce153" office:value-type="string" calcext:value-type="string">
            <text:p>Keyboard</text:p>
          </table:table-cell>
          <table:table-cell table:style-name="ce157" table:number-columns-repeated="2"/>
          <table:table-cell table:style-name="ce184" office:value-type="string" calcext:value-type="string">
            <text:p>LM063</text:p>
          </table:table-cell>
          <table:table-cell table:style-name="ce54"/>
          <table:table-cell table:style-name="ce153"/>
          <table:table-cell table:style-name="ce25" table:formula="of:=+SUM([.AO154:.AO156])" office:value-type="float" office:value="137.66" calcext:value-type="float">
            <text:p>137.66</text:p>
          </table:table-cell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07" table:number-columns-repeated="4"/>
          <table:table-cell table:style-name="ce214" table:number-columns-repeated="2"/>
          <table:table-cell table:style-name="ce128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128" table:number-columns-repeated="2"/>
          <table:table-cell table:style-name="ce55" table:number-columns-repeated="4"/>
          <table:table-cell table:style-name="ce128" table:number-columns-repeated="2"/>
          <table:table-cell/>
          <table:table-cell table:style-name="ce135"/>
          <table:table-cell/>
          <table:table-cell table:style-name="ce128" table:number-columns-repeated="1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5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72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72" table:number-columns-repeated="4"/>
          <table:table-cell table:style-name="ce135" table:number-columns-repeated="4"/>
          <table:table-cell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SUM([.M5:.M161])" office:value-type="float" office:value="800" calcext:value-type="float">
            <text:p>8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B5:.AB161])" office:value-type="float" office:value="800" calcext:value-type="float">
            <text:p>8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36" table:formula="of:=+SUM([.AQ5:.AQ161])" office:value-type="float" office:value="0" calcext:value-type="float">
            <text:p>0</text:p>
          </table:table-cell>
          <table:table-cell table:style-name="ce22"/>
          <table:table-cell table:number-columns-repeated="98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R$162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6:'E=A-L'.M6 'E=A-L'.M14:'E=A-L'.M14">
            <calcext:condition calcext:apply-style-name="ConditionalStyle_12" calcext:value="&lt;0" calcext:base-cell-address="'E=A-L'.M6"/>
          </calcext:conditional-format>
          <calcext:conditional-format calcext:target-range-address="'E=A-L'.AB22:'E=A-L'.AB22">
            <calcext:condition calcext:apply-style-name="ConditionalStyle_11" calcext:value="&lt;0" calcext:base-cell-address="'E=A-L'.AB22"/>
          </calcext:conditional-format>
          <calcext:conditional-format calcext:target-range-address="'E=A-L'.AB45:'E=A-L'.AB45">
            <calcext:condition calcext:apply-style-name="ConditionalStyle_10" calcext:value="&lt;0" calcext:base-cell-address="'E=A-L'.AB45"/>
          </calcext:conditional-format>
          <calcext:conditional-format calcext:target-range-address="'E=A-L'.AB96:'E=A-L'.AB96">
            <calcext:condition calcext:apply-style-name="ConditionalStyle_9" calcext:value="&lt;0" calcext:base-cell-address="'E=A-L'.AB96"/>
          </calcext:conditional-format>
          <calcext:conditional-format calcext:target-range-address="'E=A-L'.AQ105:'E=A-L'.AQ105">
            <calcext:condition calcext:apply-style-name="ConditionalStyle_8" calcext:value="&lt;0" calcext:base-cell-address="'E=A-L'.AQ105"/>
          </calcext:conditional-format>
          <calcext:conditional-format calcext:target-range-address="'E=A-L'.AB81:'E=A-L'.AB81">
            <calcext:condition calcext:apply-style-name="ConditionalStyle_7" calcext:value="&lt;0" calcext:base-cell-address="'E=A-L'.AB81"/>
          </calcext:conditional-format>
          <calcext:conditional-format calcext:target-range-address="'E=A-L'.AQ112:'E=A-L'.AQ112 'E=A-L'.AQ152:'E=A-L'.AQ152 'E=A-L'.AQ144:'E=A-L'.AQ144 'E=A-L'.AQ136:'E=A-L'.AQ136 'E=A-L'.AQ127:'E=A-L'.AQ127">
            <calcext:condition calcext:apply-style-name="ConditionalStyle_6" calcext:value="&lt;0" calcext:base-cell-address="'E=A-L'.AQ112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Z2:'E=A-L'.AA2">
            <calcext:condition calcext:apply-style-name="ConditionalStyle_4" calcext:value="&lt;=0" calcext:base-cell-address="'E=A-L'.Z2"/>
          </calcext:conditional-format>
          <calcext:conditional-format calcext:target-range-address="'E=A-L'.AB89:'E=A-L'.AB89">
            <calcext:condition calcext:apply-style-name="ConditionalStyle_3" calcext:value="&lt;0" calcext:base-cell-address="'E=A-L'.AB89"/>
          </calcext:conditional-format>
          <calcext:conditional-format calcext:target-range-address="'E=A-L'.AB54:'E=A-L'.AB54 'E=A-L'.AB63:'E=A-L'.AB63">
            <calcext:condition calcext:apply-style-name="ConditionalStyle_2" calcext:value="&lt;0" calcext:base-cell-address="'E=A-L'.AB54"/>
          </calcext:conditional-format>
          <calcext:conditional-format calcext:target-range-address="'E=A-L'.AB72:'E=A-L'.AB72">
            <calcext:condition calcext:apply-style-name="ConditionalStyle_1" calcext:value="&lt;0" calcext:base-cell-address="'E=A-L'.AB72"/>
          </calcext:conditional-format>
        </calcext:conditional-formats>
      </table:table>
      <table:table table:name="Accounts_MNF" table:style-name="ta3">
        <office:forms form:automatic-focus="false" form:apply-design-mode="false"/>
        <table:shapes>
          <draw:line draw:z-index="20" draw:name="Horizontal line 1" draw:style-name="gr1" draw:text-style-name="P1" svg:x1="38.34mm" svg:y1="38.2mm" svg:x2="102.12mm" svg:y2="37.85mm">
            <text:p/>
          </draw:line>
          <draw:line draw:z-index="47" draw:name="Horizontal line 2" draw:style-name="gr1" draw:text-style-name="P1" svg:x1="83.86mm" svg:y1="306.19mm" svg:x2="149.89mm" svg:y2="306.27mm">
            <text:p/>
          </draw:line>
          <draw:line draw:z-index="48" draw:name="Horizontal line 3" draw:style-name="gr1" draw:text-style-name="P1" svg:x1="83.31mm" svg:y1="323.49mm" svg:x2="149.34mm" svg:y2="323.57mm">
            <text:p/>
          </draw:line>
          <draw:line draw:z-index="49" draw:name="Horizontal line 4" draw:style-name="gr1" draw:text-style-name="P1" svg:x1="36.83mm" svg:y1="193.83mm" svg:x2="100.61mm" svg:y2="193.48mm">
            <text:p/>
          </draw:line>
          <draw:line draw:z-index="51" draw:name="Horizontal line 5" draw:style-name="gr1" draw:text-style-name="P1" svg:x1="37.17mm" svg:y1="50.78mm" svg:x2="100.95mm" svg:y2="50.43mm">
            <text:p/>
          </draw:line>
        </table:shapes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6" table:default-cell-style-name="Default"/>
        <table:table-column table:style-name="co57" table:default-cell-style-name="ce232"/>
        <table:table-column table:style-name="co58" table:default-cell-style-name="Default"/>
        <table:table-row table:style-name="ro1">
          <table:table-cell>
            <draw:custom-shape draw:z-index="50" draw:name="Shape 47" draw:style-name="gr2" draw:text-style-name="P3" svg:width="273.72mm" svg:height="6.59mm" svg:x="3.94mm" svg:y="1.72mm">
              <text:p text:style-name="P2">EQUITY <text:s text:c="11"/>= <text:s text:c="17"/>ASSETS <text:s text:c="17"/>- <text:s text:c="19"/>LIABILITIE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>
            <draw:custom-shape draw:z-index="7" draw:name="Shape 10" draw:style-name="gr3" draw:text-style-name="P3" svg:width="86.24mm" svg:height="15.94mm" svg:x="3.19mm" svg:y="1.87mm">
              <text:p text:style-name="P2">EQUITY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6" draw:name="Shape 9" draw:style-name="gr4" draw:text-style-name="P3" svg:width="89.57mm" svg:height="17.95mm" svg:x="2.01mm" svg:y="0.82mm">
              <text:p text:style-name="P2">ASSET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5" draw:name="Shape 8" draw:style-name="gr5" draw:text-style-name="P3" svg:width="86.27mm" svg:height="17.84mm" svg:x="2.68mm" svg:y="0.69mm">
              <text:p text:style-name="P2">LIABILITIES</text:p>
              <draw:enhanced-geometry svg:viewBox="0 0 21600 21600" draw:type="rectangle" draw:enhanced-path="M 0 0 L 21600 0 21600 21600 0 21600 0 0 Z N"/>
            </draw:custom-shape>
            <draw:custom-shape draw:z-index="34" draw:name="Shape 36" draw:style-name="gr6" draw:text-style-name="P5" svg:width="16.93mm" svg:height="7.3mm" svg:x="5.21mm" svg:y="0.77mm">
              <text:p text:style-name="P4"><text:span text:style-name="T1">In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33" draw:name="Shape 30" draw:style-name="gr6" draw:text-style-name="P5" svg:width="16.93mm" svg:height="7.3mm" svg:x="2.23mm" svg:y="1.57mm">
              <text:p text:style-name="P4"><text:span text:style-name="T1">De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</table:table-row>
        <table:table-row table:style-name="ro1">
          <table:table-cell>
            <draw:custom-shape draw:z-index="17" draw:name="Shape 19" draw:style-name="gr7" draw:text-style-name="P7" svg:width="8.13mm" svg:height="7.3mm" svg:x="4.46mm" svg:y="4.42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draw:z-index="15" draw:name="Shape 17" draw:style-name="gr7" draw:text-style-name="P7" svg:width="8.13mm" svg:height="7.3mm" svg:x="22.59mm" svg:y="0.01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4" draw:name="Shape 16" draw:style-name="gr7" draw:text-style-name="P7" svg:width="8.13mm" svg:height="7.3mm" svg:x="3.99mm" svg:y="0.25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6" draw:name="Shape 18" draw:style-name="gr7" draw:text-style-name="P7" svg:width="8.13mm" svg:height="7.3mm" svg:x="0.54mm" svg:y="0.74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8" draw:name="Shape 20" draw:style-name="gr7" draw:text-style-name="P7" svg:width="8.13mm" svg:height="7.3mm" svg:x="4.92mm" svg:y="0.25mm">
              <text:p text:style-name="P6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9" draw:name="Shape 21" draw:style-name="gr7" draw:text-style-name="P7" svg:width="8.13mm" svg:height="7.3mm" svg:x="0.7mm" svg:y="0.26mm">
              <text:p text:style-name="P6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>
            <draw:custom-shape draw:z-index="35" draw:name="Shape 31" draw:style-name="gr8" draw:text-style-name="P8" svg:width="353.86mm" svg:height="7.23mm" svg:x="0.22mm" svg:y="4.77mm">
              <text:p text:style-name="P2">PROJECT START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8" draw:name="Shape 11" draw:style-name="gr9" draw:text-style-name="P9" svg:width="40.96mm" svg:height="12.9mm" svg:x="1.52mm" svg:y="0.4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2" draw:name="Shape 1" draw:style-name="gr10" draw:text-style-name="P10" svg:width="39.74mm" svg:height="12.9mm" svg:x="3.66mm" svg:y="0.53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1" calcext:value-type="float">
            <text:p>1</text:p>
          </table:table-cell>
          <table:table-cell table:style-name="ce210" office:value-type="string" calcext:value-type="string">
            <text:p>Start Projec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6" draw:name="Shape 37" draw:style-name="gr8" draw:text-style-name="P8" svg:width="353.86mm" svg:height="7.23mm" svg:x="0.82mm" svg:y="1.21mm">
              <text:p text:style-name="P2">ATAIN <text:s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" draw:name="Shape 3" draw:style-name="gr11" draw:text-style-name="P9" svg:width="43.28mm" svg:height="11.14mm" svg:x="0.76mm" svg:y="0.8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9" draw:name="Shape 12" draw:style-name="gr12" draw:text-style-name="P9" svg:width="42.11mm" svg:height="12.9mm" svg:x="1.28mm" svg:y="0.23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" calcext:value-type="float">
            <text:p>2</text:p>
          </table:table-cell>
          <table:table-cell table:style-name="ce210" office:value-type="string" calcext:value-type="string">
            <text:p>Orde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12" draw:name="Shape 14" draw:style-name="gr10" draw:text-style-name="P10" svg:width="39.74mm" svg:height="12.9mm" svg:x="2.85mm" svg:y="0.5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11" draw:name="Shape 2" draw:style-name="gr13" draw:text-style-name="P9" svg:width="42.11mm" svg:height="11.92mm" svg:x="0.78mm" svg:y="0.96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3" calcext:value-type="float">
            <text:p>3</text:p>
          </table:table-cell>
          <table:table-cell table:style-name="ce210" office:value-type="string" calcext:value-type="string">
            <text:p>Pay fo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3" draw:name="Shape 15" draw:style-name="gr14" draw:text-style-name="P9" svg:width="41.54mm" svg:height="10.91mm" svg:x="1.34mm" svg:y="1.05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1" draw:name="Shape 13" draw:style-name="gr11" draw:text-style-name="P9" svg:width="43.28mm" svg:height="11.14mm" svg:x="1.11mm" svg:y="1.3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4" calcext:value-type="float">
            <text:p>4</text:p>
          </table:table-cell>
          <table:table-cell table:style-name="ce210" office:value-type="string" calcext:value-type="string">
            <text:p>Recieve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7" draw:name="Shape 38" draw:style-name="gr8" draw:text-style-name="P8" svg:width="353.86mm" svg:height="7.23mm" svg:x="0mm" svg:y="0.8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" draw:name="Shape 5" draw:style-name="gr15" draw:text-style-name="P9" svg:width="42.64mm" svg:height="11.17mm" svg:x="0.69mm" svg:y="0.7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2" draw:name="Shape 22" draw:style-name="gr14" draw:text-style-name="P9" svg:width="41.54mm" svg:height="10.91mm" svg:x="1.22mm" svg:y="1.06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6" office:value-type="string" calcext:value-type="string">
            <text:p>+</text:p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5" calcext:value-type="float">
            <text:p>5</text:p>
          </table:table-cell>
          <table:table-cell table:style-name="ce210" office:value-type="string" calcext:value-type="string">
            <text:p>Assemble Produc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26" draw:name="Shape 25" draw:style-name="gr15" draw:text-style-name="P9" svg:width="42.64mm" svg:height="11.17mm" svg:x="0.96mm" svg:y="0.63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5" draw:name="Shape 4" draw:style-name="gr16" draw:text-style-name="P9" svg:width="41.2mm" svg:height="11.69mm" svg:x="2.69mm" svg:y="0.52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6" calcext:value-type="float">
            <text:p>6</text:p>
          </table:table-cell>
          <table:table-cell table:style-name="ce210" office:value-type="string" calcext:value-type="string">
            <text:p>Labour Value 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4" draw:name="Shape 24" draw:style-name="gr17" draw:text-style-name="P10" svg:width="41.3mm" svg:height="11.2mm" svg:x="1.86mm" svg:y="1.97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29" draw:name="Shape 32" draw:style-name="gr16" draw:text-style-name="P9" svg:width="41.2mm" svg:height="11.69mm" svg:x="1mm" svg:y="1.07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7" calcext:value-type="float">
            <text:p>7</text:p>
          </table:table-cell>
          <table:table-cell table:style-name="ce210" office:value-type="string" calcext:value-type="string">
            <text:p>Pay labour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8" draw:name="Shape 39" draw:style-name="gr8" draw:text-style-name="P8" svg:width="353.86mm" svg:height="7.23mm" svg:x="0.3mm" svg:y="0.92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0" draw:name="Shape 6" draw:style-name="gr18" draw:text-style-name="P11" svg:width="41.86mm" svg:height="11.78mm" svg:x="1mm" svg:y="1.13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3" draw:name="Shape 23" draw:style-name="gr15" draw:text-style-name="P9" svg:width="42.64mm" svg:height="11.17mm" svg:x="1.27mm" svg:y="1.51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2"/>
          <table:table-cell table:style-name="ce211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8" calcext:value-type="float">
            <text:p>8</text:p>
          </table:table-cell>
          <table:table-cell table:style-name="ce210" office:value-type="string" calcext:value-type="string">
            <text:p>Product on Market in shop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40" draw:name="Shape 42" draw:style-name="gr19" draw:text-style-name="P9" svg:width="40.96mm" svg:height="10.42mm" svg:x="2.4mm" svg:y="1.29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41" draw:name="Shape 43" draw:style-name="gr18" draw:text-style-name="P11" svg:width="41.86mm" svg:height="11.78mm" svg:x="0.06mm" svg:y="0.68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9" calcext:value-type="float">
            <text:p>9</text:p>
          </table:table-cell>
          <table:table-cell table:style-name="ce210" office:value-type="string" calcext:value-type="string">
            <text:p>Profi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2" draw:name="Shape 26" draw:style-name="gr20" draw:text-style-name="P12" svg:width="41.86mm" svg:height="10.8mm" svg:x="1.43mm" svg:y="4.48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43" draw:name="Shape 28" draw:style-name="gr18" draw:text-style-name="P11" svg:width="41.86mm" svg:height="11.78mm" svg:x="1.59mm" svg:y="4.06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4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4" draw:name="Shape 44" draw:style-name="gr20" draw:text-style-name="P12" svg:width="41.86mm" svg:height="10.8mm" svg:x="1.42mm" svg:y="0.5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7" draw:name="Shape 29" draw:style-name="gr12" draw:text-style-name="P9" svg:width="42.11mm" svg:height="12.9mm" svg:x="0.97mm" svg:y="0.45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0" calcext:value-type="float">
            <text:p>10</text:p>
          </table:table-cell>
          <table:table-cell table:style-name="ce210" office:value-type="string" calcext:value-type="string">
            <text:p>Sale Transaction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0" draw:name="Shape 33" draw:style-name="gr17" draw:text-style-name="P10" svg:width="41.3mm" svg:height="11.2mm" svg:x="1.02mm" svg:y="4.8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8" draw:name="Shape 27" draw:style-name="gr20" draw:text-style-name="P12" svg:width="41.86mm" svg:height="10.8mm" svg:x="1.14mm" svg:y="0.2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1" calcext:value-type="float">
            <text:p>11</text:p>
          </table:table-cell>
          <table:table-cell table:style-name="ce210" office:value-type="string" calcext:value-type="string">
            <text:p>Payment for goods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45" draw:name="Shape 45" draw:style-name="gr20" draw:text-style-name="P12" svg:width="41.86mm" svg:height="10.8mm" svg:x="1.91mm" svg:y="0.84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32" draw:name="Shape 7" draw:style-name="gr12" draw:text-style-name="P9" svg:width="42.11mm" svg:height="12.9mm" svg:x="1.55mm" svg:y="0.71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2" calcext:value-type="float">
            <text:p>12</text:p>
          </table:table-cell>
          <table:table-cell table:style-name="ce210" office:value-type="string" calcext:value-type="string">
            <text:p>Deliver goods to cusomer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/>
          <table:table-cell table:style-name="ce210"/>
        </table:table-row>
        <table:table-row table:style-name="ro1">
          <table:table-cell table:style-name="ce204">
            <draw:custom-shape draw:z-index="46" draw:name="Shape 46" draw:style-name="gr8" draw:text-style-name="P8" svg:width="353.86mm" svg:height="7.23mm" svg:x="0mm" svg:y="1.74mm">
              <text:p text:style-name="P2">RETURN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3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0" draw:name="Shape 40" draw:style-name="gr19" draw:text-style-name="P9" svg:width="40.96mm" svg:height="10.42mm" svg:x="2.85mm" svg:y="2.62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9" draw:name="Shape 41" draw:style-name="gr17" draw:text-style-name="P10" svg:width="41.3mm" svg:height="11.2mm" svg:x="0.83mm" svg:y="1.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0" calcext:value-type="float">
            <text:p>20</text:p>
          </table:table-cell>
          <table:table-cell table:style-name="ce210" office:value-type="string" calcext:value-type="string">
            <text:p>Pay Profits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1" draw:name="Shape 35" draw:style-name="gr9" draw:text-style-name="P9" svg:width="40.96mm" svg:height="12.9mm" svg:x="1.96mm" svg:y="0.78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1" draw:name="Shape 34" draw:style-name="gr17" draw:text-style-name="P10" svg:width="41.3mm" svg:height="11.2mm" svg:x="0.83mm" svg:y="0.58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1" calcext:value-type="float">
            <text:p>21</text:p>
          </table:table-cell>
          <table:table-cell table:style-name="ce210" office:value-type="string" calcext:value-type="string">
            <text:p>Return Investmen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6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6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" svg:viewBox="0 0 20 20" svg:d="M0 20l10-20 10 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rek Pesta</meta:initial-creator>
    <meta:print-date>2021-11-25T11:10:03</meta:print-date>
    <meta:creation-date>2021-11-25T10:23:57</meta:creation-date>
    <dc:date>2023-11-06T10:06:13.961000000</dc:date>
    <meta:editing-duration>PT5H39M54S</meta:editing-duration>
    <meta:generator>LibreOffice/7.2.0.4$Windows_X86_64 LibreOffice_project/9a9c6381e3f7a62afc1329bd359cc48accb6435b</meta:generator>
    <meta:editing-cycles>31</meta:editing-cycles>
    <meta:document-statistic meta:table-count="3" meta:cell-count="788" meta:object-count="52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